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741e" officeooo:paragraph-rsid="0018741e"/>
    </style:style>
    <style:style style:name="P2" style:family="paragraph" style:parent-style-name="Standard">
      <style:text-properties officeooo:rsid="00225789" officeooo:paragraph-rsid="002d3c65"/>
    </style:style>
    <style:style style:name="P3" style:family="paragraph" style:parent-style-name="Standard">
      <style:text-properties officeooo:rsid="003bf0f5" officeooo:paragraph-rsid="003bf0f5"/>
    </style:style>
    <style:style style:name="T1" style:family="text">
      <style:text-properties officeooo:rsid="001b8be9"/>
    </style:style>
    <style:style style:name="T2" style:family="text">
      <style:text-properties officeooo:rsid="001ca63e"/>
    </style:style>
    <style:style style:name="T3" style:family="text">
      <style:text-properties officeooo:rsid="001cba32"/>
    </style:style>
    <style:style style:name="T4" style:family="text">
      <style:text-properties officeooo:rsid="002035f6"/>
    </style:style>
    <style:style style:name="T5" style:family="text">
      <style:text-properties officeooo:rsid="00284762"/>
    </style:style>
    <style:style style:name="T6" style:family="text">
      <style:text-properties officeooo:rsid="00341444"/>
    </style:style>
    <style:style style:name="T7" style:family="text">
      <style:text-properties officeooo:rsid="003d0a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ieg, Umweltverschmutzung, Globale Erwärmung, Soziale Ungleichheit, Ausbeutung. Mit diesen und noch <text:span text:style-name="T3">e</text:span>inigen <text:span text:style-name="T3">Herausforderungen</text:span> mehr <text:span text:style-name="T1">wird die</text:span> Menschheit <text:span text:style-name="T2">schon seit längerem</text:span> konfrontiert. <text:span text:style-name="T4">Wirklich Fortschritte in eine gerechtere Zukunft gibt es kaum. Der Zug rast, angetrieben durch die rasante Entwicklung der Technik und der Gier nach mehr, scheinbar unaufhaltsam in Richtung eines unguten Endes.</text:span></text:p>
      <text:p text:style-name="P1"/>
      <text:p text:style-name="P2">Doch was können wir tun? <text:span text:style-name="T6">Die</text:span> Politiker und Wirtschaftsführer beim Pokern um mehr Macht <text:span text:style-name="T6">beobachten</text:span> und uns gemütlich in den Sessel zurück lehnen? <text:span text:style-name="T5">Das die Lösung aus der Etage der Machtzentralen kommen wird halte ich für Unwahrscheinlich. Es braucht die Initiative und Bereitschaft zur Veränderung eines jeden Einzelnen. Denn ohne das uns das meistens bewusst ist, sind wir Teil des Problems, auch wenn wir es nicht wahrhaben wollen. Es wird keine nachhaltigen Lösungen geben, wenn wir nicht bereit sind auch etwas bei uns selbst zu ändern. Das Ziel dieses sozialen Netzwerkes ist es, den Prozess der Veränderung zu einer gerechteren, bewussten Menschheit zu unterstützen. Teile Deine Erkenntnisse und profitiere von den Erfahrungen Anderer. Lerne Leute kennen, die wie Du diese Welt zu einem besseren Ort machen möchten. Werde Dir bewusst welche Probleme existieren und finde konstruktive Lösungen für Diese. Entwickle Dich als Mensch weiter und entfalte Dein volles Potential! Das ist die Vision von Elyoos. Dann wir so viel möglich werden von dem wir bis heute nur träumen können!</text:span></text:p>
      <text:p text:style-name="P2"/>
      <text:p text:style-name="P2"/>
      <text:p text:style-name="P3">Diese Plattform befindet sich zur Zeit noch im Aufbau. Mein Zeitplan sieht vor, dass bis Ende August die geschlossene Testphase andauern wird. Danach wechselt der Projektstatus in eine öffentliche Testphase. Zudem werde ich ab August versuchen über Crowdfunding genügend Geld zu generieren, um an diesem Projekt weiter arbeiten zu können. Falls Du Interesse hast bereits jetzt als Tester und Ideenfinder mitzuwirken, kannst Du mir eine E-Mail an <text:a xlink:type="simple" xlink:href="mailto:elyoos@gmx.ch" text:style-name="Internet_20_link" text:visited-style-name="Visited_20_Internet_20_Link"><text:span text:style-name="T7">elyoos@gmx.ch</text:span></text:a><text:span text:style-name="T7"> sen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6-05-26T08:14:18.685000000</dc:date>
    <meta:editing-duration>PT5H26M56S</meta:editing-duration>
    <meta:editing-cycles>24</meta:editing-cycles>
    <meta:generator>LibreOffice/5.0.6.3$Windows_x86 LibreOffice_project/490fc03b25318460cfc54456516ea2519c11d1aa</meta:generator>
    <meta:document-statistic meta:table-count="0" meta:image-count="0" meta:object-count="0" meta:page-count="1" meta:paragraph-count="3" meta:word-count="290" meta:character-count="1944" meta:non-whitespace-character-count="1657"/>
  </office:meta>
</office:document-meta>
</file>